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ec4" officeooo:paragraph-rsid="00025ec4"/>
    </style:style>
    <style:style style:name="P2" style:family="paragraph" style:parent-style-name="Preformatted_20_Text">
      <style:text-properties fo:background-color="#ffff00"/>
    </style:style>
    <style:style style:name="P3" style:family="paragraph" style:parent-style-name="Preformatted_20_Text">
      <style:paragraph-properties fo:margin-top="0cm" fo:margin-bottom="0.499cm" loext:contextual-spacing="false"/>
      <style:text-properties fo:background-color="#ffff00"/>
    </style:style>
    <style:style style:name="T1" style:family="text">
      <style:text-properties officeooo:rsid="00025ec4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mpile and Install Python 3.6.<text:span text:style-name="T1">5 (last version)</text:span> on Ubuntu 16.04<text:bookmark text:name="ezoic-pub-ad-placeholder-109"/> </text:h>
      <text:p text:style-name="Text_20_body"/>
      <text:p text:style-name="Text_20_body">First, we need to install some build dependencies using the commands below.</text:p>
      <text:p text:style-name="Preformatted_20_Text"><text:span text:style-name="T2">sudo apt install build-essential checkinstall</text:span></text:p>
      <text:p text:style-name="Preformatted_20_Text"/>
      <text:p text:style-name="P3">sudo apt install libreadline-gplv2-dev libncursesw5-dev libssl-dev libsqlite3-dev tk-dev libgdbm-dev libc6-dev libbz2-dev</text:p>
      <text:p text:style-name="Text_20_body">Then, download Python 3.6 source code from <text:a xlink:type="simple" xlink:href="https://www.python.org/downloads/release/python-360/" office:target-frame-name="_blank" xlink:show="new" text:style-name="Internet_20_link" text:visited-style-name="Visited_20_Internet_20_Link">python.org</text:a>.</text:p>
      <text:p text:style-name="P3">wget https://www.python.org/ftp/python/3.6.<text:span text:style-name="T1">5</text:span>/Python-3.6.<text:span text:style-name="T1">5</text:span>.tar.xz</text:p>
      <text:p text:style-name="Text_20_body">Next, extract the tarball.</text:p>
      <text:p text:style-name="P3">tar xvf Python-3.6.<text:span text:style-name="T1">5</text:span>.tar.xz</text:p>
      <text:p text:style-name="Text_20_body">Now cd into the source directory, configure the build environment and install.</text:p>
      <text:p text:style-name="P2">cd Python-3.6.<text:span text:style-name="T1">5</text:span>/</text:p>
      <text:p text:style-name="P2"/>
      <text:p text:style-name="P2">./configure</text:p>
      <text:p text:style-name="P2"/>
      <text:p text:style-name="P3">sudo make altinstall</text:p>
      <text:p text:style-name="Text_20_body"><text:span text:style-name="Source_20_Text">make altinstall</text:span> command skips creating symlink, so <text:span text:style-name="Source_20_Text">/usr/bin/python</text:span> still points to the old version of Python and your Ubuntu system won’t break.</text:p>
      <text:p text:style-name="Text_20_body">Once that’s done, you can use Python 3.6 shell by typing the following command:</text:p>
      <text:p text:style-name="P3">python3.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1:44:15.341674295</meta:creation-date>
    <dc:date>2018-04-11T11:51:41.035778811</dc:date>
    <meta:editing-duration>PT7M27S</meta:editing-duration>
    <meta:editing-cycles>1</meta:editing-cycles>
    <meta:document-statistic meta:table-count="0" meta:image-count="0" meta:object-count="0" meta:page-count="1" meta:paragraph-count="15" meta:word-count="110" meta:character-count="833" meta:non-whitespace-character-count="737"/>
    <meta:generator>LibreOffice/5.1.6.2$Linux_X86_64 LibreOffice_project/10m0$Build-2</meta:generator>
  </office:meta>
</office:document-meta>
</file>